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position="0% 100%" fo:font-size="10.5pt" officeooo:rsid="00550c2c" officeooo:paragraph-rsid="0055e37a" style:font-size-asian="9.14999961853027pt" style:font-size-complex="10.5pt"/>
    </style:style>
    <style:style style:name="P5" style:family="paragraph" style:parent-style-name="Standard">
      <style:text-properties style:text-position="0% 100%" fo:font-size="10pt" officeooo:rsid="00550c2c" officeooo:paragraph-rsid="00550c2c" style:font-size-asian="10pt" style:font-size-complex="10pt"/>
    </style:style>
    <style:style style:name="P6" style:family="paragraph" style:parent-style-name="Standard">
      <style:text-properties style:font-name="Liberation Serif" fo:font-size="10pt" style:text-underline-style="solid" style:text-underline-width="auto" style:text-underline-color="font-color" fo:font-weight="bold" officeooo:rsid="000cf86c" officeooo:paragraph-rsid="00288a3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erif" fo:font-size="10pt" style:text-underline-style="none" fo:font-weight="normal" officeooo:rsid="000cf86c" officeooo:paragraph-rsid="00288a3a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" fo:font-size="10pt" style:text-underline-style="none" fo:font-weight="normal" officeooo:rsid="0053eb9e" officeooo:paragraph-rsid="0053eb9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Serif" fo:font-size="10pt" style:text-underline-style="none" fo:font-weight="normal" officeooo:rsid="005453bb" officeooo:paragraph-rsid="005453b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officeooo:rsid="00256605" officeooo:paragraph-rsid="00256605" style:font-size-asian="10pt" style:font-size-complex="10pt"/>
    </style:style>
    <style:style style:name="P11" style:family="paragraph" style:parent-style-name="Standard">
      <style:text-properties fo:font-size="10pt" officeooo:rsid="00256605" officeooo:paragraph-rsid="00256605" style:font-size-asian="10pt" style:font-size-complex="10pt"/>
    </style:style>
    <style:style style:name="P12" style:family="paragraph" style:parent-style-name="Standard">
      <style:text-properties fo:font-size="10pt" officeooo:paragraph-rsid="00270d5c" style:font-size-asian="10pt" style:font-size-complex="10pt"/>
    </style:style>
    <style:style style:name="P13" style:family="paragraph" style:parent-style-name="Standard">
      <style:text-properties fo:font-size="10pt" officeooo:rsid="000b953d" officeooo:paragraph-rsid="000b953d" style:font-size-asian="10pt" style:font-size-complex="10pt"/>
    </style:style>
    <style:style style:name="P14" style:family="paragraph" style:parent-style-name="Standard">
      <style:text-properties fo:font-size="10pt" officeooo:rsid="005453bb" officeooo:paragraph-rsid="005453bb" style:font-size-asian="10pt" style:font-size-complex="10pt"/>
    </style:style>
    <style:style style:name="P15" style:family="paragraph" style:parent-style-name="Standard">
      <style:text-properties fo:font-size="10pt" officeooo:rsid="004fd054" officeooo:paragraph-rsid="004fd054" style:font-size-asian="10pt" style:font-size-complex="10pt"/>
    </style:style>
    <style:style style:name="P16" style:family="paragraph" style:parent-style-name="Standard">
      <style:text-properties fo:font-size="10pt" officeooo:rsid="0054a0fc" officeooo:paragraph-rsid="0054a0fc" style:font-size-asian="10pt" style:font-size-complex="10pt"/>
    </style:style>
    <style:style style:name="P17" style:family="paragraph" style:parent-style-name="Standard">
      <style:text-properties fo:font-size="10pt" officeooo:rsid="0054a0fc" officeooo:paragraph-rsid="00550c2c" style:font-size-asian="10pt" style:font-size-complex="10pt"/>
    </style:style>
    <style:style style:name="P18" style:family="paragraph" style:parent-style-name="Standard">
      <style:text-properties fo:font-size="10pt" officeooo:rsid="0054a0fc" officeooo:paragraph-rsid="0055e37a" style:font-size-asian="10pt" style:font-size-complex="10pt"/>
    </style:style>
    <style:style style:name="P19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453bb"/>
    </style:style>
    <style:style style:name="T6" style:family="text">
      <style:text-properties style:text-position="sub 58%" officeooo:rsid="00550c2c"/>
    </style:style>
    <style:style style:name="T7" style:family="text">
      <style:text-properties style:text-position="sub 58%" officeooo:rsid="0055e37a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550c2c"/>
    </style:style>
    <style:style style:name="T10" style:family="text">
      <style:text-properties style:text-position="0% 100%" officeooo:rsid="0055e37a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5453bb"/>
    </style:style>
    <style:style style:name="T13" style:family="text">
      <style:text-properties officeooo:rsid="0053c3ab"/>
    </style:style>
    <style:style style:name="T14" style:family="text">
      <style:text-properties officeooo:rsid="005453bb"/>
    </style:style>
    <style:style style:name="T15" style:family="text">
      <style:text-properties officeooo:rsid="00550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chnerarchitektur</text:p>
      <text:p text:style-name="P2">Übung <text:span text:style-name="T13">5</text:span></text:p>
      <text:p text:style-name="P1"/>
      <text:p text:style-name="P10">Andreas Timmermann – <text:span text:style-name="T3">Shima Shahadifar</text:span></text:p>
      <text:p text:style-name="P11">MtrNummer: 4994606 - <text:span text:style-name="T3">5018598</text:span></text:p>
      <text:p text:style-name="P12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3"/>
      <text:p text:style-name="P13"/>
      <text:p text:style-name="P6">Aufgabe 1:</text:p>
      <text:p text:style-name="P7"/>
      <text:p text:style-name="P8">a) <text:span text:style-name="T14">0 0001 0000000000 = 1 * 2</text:span><text:span text:style-name="T12">-6</text:span><text:span text:style-name="T14"> * 1.00000000000</text:span><text:span text:style-name="T5">2</text:span><text:span text:style-name="T14"> = 0.015265</text:span><text:span text:style-name="T5">10</text:span></text:p>
      <text:p text:style-name="P9"><text:span text:style-name="T8">b) 1 0001 0000000000 = -1 * 2</text:span><text:span text:style-name="T11">-6</text:span><text:span text:style-name="T8"> *1.00000000000</text:span><text:span text:style-name="T4">2</text:span><text:span text:style-name="T8"> = -0.015265</text:span><text:span text:style-name="T4">10</text:span></text:p>
      <text:p text:style-name="P9"><text:span text:style-name="T8">c) 0 1111 11111111111 = 1 * 2</text:span><text:span text:style-name="T11">8</text:span><text:span text:style-name="T8"> * 1.11111111111</text:span><text:span text:style-name="T4">2</text:span><text:span text:style-name="T8"> = 1023</text:span><text:span text:style-name="T4">10</text:span></text:p>
      <text:p text:style-name="P9"><text:span text:style-name="T8">d) 0 1111 11111111111 = 1 * 2</text:span><text:span text:style-name="T11">8</text:span><text:span text:style-name="T8"> * 1.11111111111</text:span><text:span text:style-name="T4">2</text:span><text:span text:style-name="T8"> = 1023</text:span><text:span text:style-name="T4">10</text:span></text:p>
      <text:p text:style-name="P9"><text:span text:style-name="T8">e) 17 + 2</text:span><text:span text:style-name="T11">-3</text:span><text:span text:style-name="T8"> = 17.125</text:span><text:span text:style-name="T4">10</text:span><text:span text:style-name="T8"> = 1001.001</text:span><text:span text:style-name="T4">2</text:span><text:span text:style-name="T8"> = 0 1010 00100000000</text:span></text:p>
      <text:p text:style-name="P9"><text:span text:style-name="T8">f) 15/16 = 0.9375</text:span><text:span text:style-name="T4">10</text:span><text:span text:style-name="T8"> = 0.1111</text:span><text:span text:style-name="T4">2</text:span><text:span text:style-name="T8"> = 0 1000 11100000000</text:span></text:p>
      <text:p text:style-name="P14"/>
      <text:p text:style-name="P19">Aufgabe <text:span text:style-name="T2">2</text:span>:</text:p>
      <text:p text:style-name="P15"/>
      <text:p text:style-name="P16">a) addieren:</text:p>
      <text:p text:style-name="P16"><text:tab/> <text:s text:c="2"/>0 011111100 100000000000000000000000</text:p>
      <text:p text:style-name="P16"><text:tab/>+ 0 011111101 010000000000000000000000</text:p>
      <text:p text:style-name="P16"/>
      <text:p text:style-name="P16"><text:tab/> <text:s text:c="2"/>mant: 1.11000000000000000000000<text:tab/>exp: 01111100<text:tab/>vz: 0 </text:p>
      <text:p text:style-name="P16"><text:tab/>+ mant: 1.01000000000000000000000<text:tab/>exp: 01111101<text:tab/>vz: 0</text:p>
      <text:p text:style-name="P16"/>
      <text:p text:style-name="P16"><text:tab/>korrektur der mantisse und des exponenten vom ersten operator</text:p>
      <text:p text:style-name="P16"/>
      <text:p text:style-name="P16"><text:tab/> <text:s text:c="2"/>mant: 0.111000000000000000000000<text:tab/>exp: 01111101<text:tab/>vz: 0 </text:p>
      <text:p text:style-name="P16"><text:tab/>+ mant: 1.01000000000000000000000<text:tab/>exp: 01111101<text:tab/>vz: 0</text:p>
      <text:p text:style-name="P16"/>
      <text:p text:style-name="P16"><text:tab/>addition der mantissen</text:p>
      <text:p text:style-name="P16"/>
      <text:p text:style-name="P16"><text:tab/> <text:s text:c="2"/>mant: 0.111000000000000000000000<text:tab/>exp: 01111101<text:tab/>vz: 0 </text:p>
      <text:p text:style-name="P16"><text:tab/>+ mant: 1.01000000000000000000000<text:tab/>exp: 01111101<text:tab/>vz: 0</text:p>
      <text:p text:style-name="P16"><text:tab/>= mant: 10.00100000000000000000000<text:tab/>exp: 01111101<text:tab/>vz: 0</text:p>
      <text:p text:style-name="P16"/>
      <text:p text:style-name="P16"><text:tab/>korrektor der matisse</text:p>
      <text:p text:style-name="P16"/>
      <text:p text:style-name="P16"><text:tab/>mant: 1.001000000000000000000000<text:tab/>exp: 01111110<text:tab/>vz: 0</text:p>
      <text:p text:style-name="P16"/>
      <text:p text:style-name="P16"><text:tab/>ergebnis: 0 <text:s/>01111110 <text:s/>001000000000000000000000</text:p>
      <text:p text:style-name="P16"/>
      <text:p text:style-name="P16">b) multiplizieren:</text:p>
      <text:p text:style-name="P16"><text:tab/> <text:s text:c="2"/>0 01111101 100000000000000000000000</text:p>
      <text:p text:style-name="P16"><text:tab/>* 1 01111110 010000000000000000000000</text:p>
      <text:p text:style-name="P16"/>
      <text:p text:style-name="P16"><text:tab/> <text:s text:c="2"/>mant: 1.10000000000000000000000<text:tab/>exp: 01111100<text:tab/>vz: 0 </text:p>
      <text:p text:style-name="P16"><text:tab/>* mant: 1.01000000000000000000000<text:tab/>exp: 01111101<text:tab/>vz: 1</text:p>
      <text:p text:style-name="P16"><text:tab/></text:p>
      <text:p text:style-name="P16"><text:tab/><text:span text:style-name="T15">multiplizieren der mantissen</text:span></text:p>
      <text:p text:style-name="P16"/>
      <text:p text:style-name="P17"><text:tab/> <text:s text:c="2"/>mant: 1.10000000000000000000000 </text:p>
      <text:p text:style-name="P17"><text:tab/>* mant: 1.01000000000000000000000</text:p>
      <text:p text:style-name="P17"/>
      <text:p text:style-name="P17"><text:tab/> <text:s text:c="2"/>1.01000000000000000000000 </text:p>
      <text:p text:style-name="P17"><text:tab/>* <text:span text:style-name="T15">0.0</text:span>101000000000000<text:span text:style-name="T15">00</text:span>00000</text:p>
      <text:p text:style-name="P17"><text:tab/><text:span text:style-name="T15">= 1.10010000000000000000000</text:span></text:p>
      <text:p text:style-name="P16"><text:tab/><text:span text:style-name="T15">zweierkomplement bilden</text:span></text:p>
      <text:p text:style-name="P16"/>
      <text:p text:style-name="P17"><text:tab/><text:span text:style-name="T15">= 10.01101111111111111111111</text:span></text:p>
      <text:p text:style-name="P17"><text:soft-page-break/></text:p>
      <text:p text:style-name="P17"><text:tab/><text:span text:style-name="T15">korrektur der mantisse</text:span></text:p>
      <text:p text:style-name="P17"/>
      <text:p text:style-name="P17"><text:tab/><text:span text:style-name="T15">mant: 1.00110111111111111111111</text:span></text:p>
      <text:p text:style-name="P17"/>
      <text:p text:style-name="P17"><text:tab/> exp: 01111101 <text:span text:style-name="T15">+ 1 = </text:span>011111<text:span text:style-name="T15">10 </text:span></text:p>
      <text:p text:style-name="P17"/>
      <text:p text:style-name="P17"><text:tab/><text:span text:style-name="T15">addition der exponenten</text:span></text:p>
      <text:p text:style-name="P17"/>
      <text:p text:style-name="P18"><text:tab/> exp: 011111<text:span text:style-name="T15">10</text:span><text:span text:style-name="T6">2</text:span><text:span text:style-name="T15"> + <text:s/></text:span>01111100<text:span text:style-name="T6">2</text:span> – <text:span text:style-name="T15">127</text:span><text:span text:style-name="T6">10 = </text:span><text:span text:style-name="T10">01111011</text:span><text:span text:style-name="T7">2<text:tab/></text:span><text:span text:style-name="T10">vz: 1</text:span></text:p>
      <text:p text:style-name="P5"/>
      <text:p text:style-name="P18"><text:span text:style-name="T10"><text:tab/>ergebnis: 1 01111011 </text:span><text:span text:style-name="T9">0011011111111111111111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1-27T09:08:51.354608424</dc:date>
    <meta:editing-duration>PT6H35M42S</meta:editing-duration>
    <meta:editing-cycles>68</meta:editing-cycles>
    <meta:generator>LibreOffice/4.3.3.2$Linux_X86_64 LibreOffice_project/430m0$Build-2</meta:generator>
    <dc:creator>Andreas Timmermann</dc:creator>
    <meta:document-statistic meta:table-count="0" meta:image-count="0" meta:object-count="0" meta:page-count="2" meta:paragraph-count="48" meta:word-count="235" meta:character-count="1827" meta:non-whitespace-character-count="1567"/>
  </office:meta>
</office:document-meta>
</file>